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85.87mm"/>
    </style:style>
    <style:style style:name="co4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71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_tabl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 calcext:value-type="string">
            <text:p>bib_typ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Category for entry type.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ibtexkey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Identifier for reference entry (primary key).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`title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`booktitle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Edito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University or simil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Manual/website publisher or event spons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Publishe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urnal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Or `journal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journal special issu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conferenceor ev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Publicatio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Volume of journal or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ed issue of journal or book i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Chapter number of <text:a xlink:href="mailto:%60@inCollection" xlink:type="simple">`@inCollection</text:a>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physical part of logical volu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on-number issue of jour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volumes for multi-volume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As *integer* rather than ordi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Revision number for software or manu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stat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Publication state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ages</text:p>
          </table:table-cell>
          <table:table-cell office:value-type="string" calcext:value-type="string">
            <text:p>Page list or rang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etotal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otal number of pag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ye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date as *YYYY-MM-DD*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Conference or event da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ccess date for `url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R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igital Object Identifi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ype of <text:a xlink:href="mailto:%60@manual" xlink:type="simple">`@manual</text:a>`, <text:a xlink:href="mailto:%60@report" xlink:type="simple">`@report</text:a>`, or <text:a xlink:href="mailto:%60@thesis" xlink:type="simple">`@thesis</text:a>`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Language of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Book Numb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Serial Numb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European Article Number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string" calcext:value-type="string">
            <text:p>Local link to fi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ome of editorial or institu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ocation of an event.</text:p>
          </table:table-cell>
          <table:table-cell table:number-columns-repeated="1021"/>
        </table:table-row>
      </table:table>
      <table:table table:name="file_list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2"/>
        </table:table-row>
        <table:table-row table:style-name="ro1">
          <table:table-cell office:value-type="string" calcext:value-type="string">
            <text:p>bibtexkey</text:p>
          </table:table-cell>
          <table:table-cell office:value-type="string" calcext:value-type="string">
            <text:p>Identifier for respective reference entry (foreign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ame of the file (used as primary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MIME type, required by **JabRef**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Brief description of file.</text:p>
          </table:table-cell>
          <table:table-cell table:number-columns-repeated="1022"/>
        </table:table-row>
      </table:table>
      <table:table table:name="entry_typ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.00.0000</text:date>, <text:time style:data-style-name="N2" text:time-value="18:53:52.9656063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5:07:49.682770534</meta:creation-date>
    <dc:date>2020-04-25T18:55:10.359076384</dc:date>
    <meta:editing-duration>PT44M31S</meta:editing-duration>
    <meta:editing-cycles>21</meta:editing-cycles>
    <meta:generator>LibreOffice/6.0.7.3$Linux_X86_64 LibreOffice_project/00m0$Build-3</meta:generator>
    <meta:document-statistic meta:table-count="3" meta:cell-count="133" meta:object-count="0"/>
  </office:meta>
</office:document-meta>
</file>